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75cm" fo:min-width="11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12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25cm" fo:min-width="12.5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1.772cm" fo:min-width="12.2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3.54cm" fo:min-width="12.58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25cm" svg:height="6cm" svg:x="4.75cm" svg:y="2.25cm">
          <text:p text:style-name="P1">Nginx port:8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5cm" svg:height="6cm" svg:x="4.5cm" svg:y="11cm">
          <text:p text:style-name="P1">App port:500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7.5cm" svg:x="4.5cm" svg:y="18.5cm">
          <text:p text:style-name="P1">Es port:920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cm" svg:height="17cm" svg:x="2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8.5cm" svg:height="19.5cm" svg:x="1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826cm" svg:height="0.962cm" svg:x="7.75cm" svg:y="9.25cm">
          <draw:text-box>
            <text:p>frontend</text:p>
          </draw:text-box>
        </draw:frame>
        <draw:frame draw:style-name="gr6" draw:text-style-name="P3" draw:layer="layout" svg:width="2.894cm" svg:height="0.962cm" svg:x="9cm" svg:y="27.25cm">
          <draw:text-box>
            <text:p>backend</text:p>
          </draw:text-box>
        </draw:frame>
        <draw:frame draw:style-name="gr6" draw:text-style-name="P3" draw:layer="layout" svg:width="3.249cm" svg:height="0.962cm" svg:x="3.251cm" svg:y="1.288cm">
          <draw:text-box>
            <text:p>Port:808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9T23:18:15.657704573</meta:creation-date>
    <dc:date>2022-10-19T23:24:37.557179770</dc:date>
    <meta:editing-duration>PT6M22S</meta:editing-duration>
    <meta:editing-cycles>1</meta:editing-cycles>
    <meta:document-statistic meta:object-count="8"/>
    <meta:generator>LibreOffice/7.3.6.2$Linux_X86_64 LibreOffice_project/30$Build-2</meta:generator>
  </office:meta>
</office:document-meta>
</file>